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800080" loext:opacity="50%" officeooo:rsid="002c6ca8" officeooo:paragraph-rsid="002c6ca8"/>
    </style:style>
    <style:style style:name="P2" style:family="paragraph" style:parent-style-name="Standard">
      <style:text-properties fo:color="#800080" loext:opacity="50%" style:font-name="Liberation Serif" fo:font-size="12pt" officeooo:rsid="002e7bde" officeooo:paragraph-rsid="002e7bde" style:font-size-asian="12pt" style:font-size-complex="12pt"/>
    </style:style>
    <style:style style:name="P3" style:family="paragraph" style:parent-style-name="Standard">
      <style:text-properties fo:text-transform="capitalize" style:font-relief="embossed"/>
    </style:style>
    <style:style style:name="P4" style:family="paragraph" style:parent-style-name="Standard">
      <style:text-properties officeooo:paragraph-rsid="002ff09e"/>
    </style:style>
    <style:style style:name="P5" style:family="paragraph" style:parent-style-name="Standard">
      <style:text-properties fo:letter-spacing="0.71mm" officeooo:rsid="002ff09e" officeooo:paragraph-rsid="002ff09e"/>
    </style:style>
    <style:style style:name="P6" style:family="paragraph" style:parent-style-name="Standard">
      <style:text-properties fo:letter-spacing="0.71mm" officeooo:paragraph-rsid="002ff09e"/>
    </style:style>
    <style:style style:name="P7" style:family="paragraph" style:parent-style-name="Standard">
      <style:text-properties officeooo:rsid="002ff09e" officeooo:paragraph-rsid="002ff09e" style:text-scale="150%"/>
    </style:style>
    <style:style style:name="P8" style:family="paragraph" style:parent-style-name="Standard">
      <style:text-properties officeooo:paragraph-rsid="002ff09e" style:text-scale="150%"/>
    </style:style>
    <style:style style:name="P9" style:family="paragraph" style:parent-style-name="Standard">
      <style:text-properties officeooo:paragraph-rsid="00319588"/>
    </style:style>
    <style:style style:name="P10" style:family="paragraph" style:parent-style-name="Standard">
      <style:text-properties fo:background-color="#afd095"/>
    </style:style>
    <style:style style:name="P11" style:family="paragraph" style:parent-style-name="Standard">
      <style:text-properties officeooo:rsid="003277b8" officeooo:paragraph-rsid="003277b8" fo:background-color="#afd095"/>
    </style:style>
    <style:style style:name="P12" style:family="paragraph" style:parent-style-name="Standard">
      <style:text-properties officeooo:paragraph-rsid="003277b8" loext:padding="1.01mm" loext:border="0.06pt solid #000000"/>
    </style:style>
    <style:style style:name="P13" style:family="paragraph" style:parent-style-name="Standard">
      <style:text-properties officeooo:rsid="002ff09e" officeooo:paragraph-rsid="002ff09e" style:text-rotation-angle="90" style:text-rotation-scale="line-height"/>
    </style:style>
    <style:style style:name="P14" style:family="paragraph" style:parent-style-name="Standard">
      <style:text-properties officeooo:paragraph-rsid="0035ad6e"/>
    </style:style>
    <style:style style:name="P15" style:family="paragraph" style:parent-style-name="Standard">
      <style:text-properties officeooo:paragraph-rsid="003277b8" loext:padding="1.01mm" loext:border="0.06pt solid #000000" loext:shadow="#ff0000 -1.8mm 1.8mm"/>
    </style:style>
    <style:style style:name="P16" style:family="paragraph" style:parent-style-name="Standard">
      <style:text-properties officeooo:paragraph-rsid="003277b8" loext:padding="1.01mm" loext:border="0.06pt solid #000000"/>
    </style:style>
    <style:style style:name="P17" style:family="paragraph" style:parent-style-name="Standard">
      <style:text-properties officeooo:rsid="003277b8" officeooo:paragraph-rsid="003277b8" loext:padding="1.01mm" loext:border="0.06pt solid #000000" loext:shadow="#ff0000 -1.8mm 1.8mm"/>
    </style:style>
    <style:style style:name="T1" style:family="text">
      <style:text-properties officeooo:rsid="002ff09e"/>
    </style:style>
    <style:style style:name="T2" style:family="text">
      <style:text-properties officeooo:rsid="00319588"/>
    </style:style>
    <style:style style:name="T3" style:family="text">
      <style:text-properties officeooo:rsid="003277b8"/>
    </style:style>
    <style:style style:name="T4" style:family="text">
      <style:text-properties fo:text-transform="capitalize" officeooo:rsid="002e7bde" style:font-relief="embossed"/>
    </style:style>
    <style:style style:name="T5" style:family="text">
      <style:text-properties fo:text-transform="capitalize" officeooo:rsid="0034376e" style:font-relief="embossed"/>
    </style:style>
    <style:style style:name="T6" style:family="text">
      <style:text-properties fo:color="#000080" loext:opacity="100%" fo:language="zxx" fo:country="none" style:text-underline-style="solid" style:text-underline-width="auto" style:text-underline-color="font-color" officeooo:rsid="0035ad6e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mato... Carácter... Efectos Tipográficos</text:p>
      <text:p text:style-name="P2">Color de letra Púrpura. Transparencia 50%</text:p>
      <text:p text:style-name="Standard"/>
      <text:p text:style-name="P3">Formato... Carácter... Efectos Tipográficos</text:p>
      <text:p text:style-name="Standard"><text:span text:style-name="T4">mayúsculas iniciales. </text:span><text:span text:style-name="T5">r</text:span><text:span text:style-name="T4">elieve repujado</text:span></text:p>
      <text:p text:style-name="Standard"/>
      <text:p text:style-name="Standard">Formato... Carácter... <text:span text:style-name="T1">Posición</text:span></text:p>
      <text:p text:style-name="P13">90 grados</text:p>
      <text:p text:style-name="P4"/>
      <text:p text:style-name="P8">Formato... Carácter... Posición</text:p>
      <text:p text:style-name="P7">Escalar anchura 150%</text:p>
      <text:p text:style-name="Standard"/>
      <text:p text:style-name="P6">Formato... Carácter... Posición</text:p>
      <text:p text:style-name="P5">Espaciado entre caracteres 2 pt</text:p>
      <text:p text:style-name="Standard"/>
      <text:p text:style-name="Standard">Formato... Carácter... <text:span text:style-name="T2">Hiperenlace</text:span></text:p>
      <text:p text:style-name="P14"><text:a xlink:type="simple" xlink:href="http://es.wikipedia.org/wiki/LibreOffice_Writer" text:style-name="Internet_20_link" text:visited-style-name="Visited_20_Internet_20_Link"><text:span text:style-name="T6">L</text:span></text:a><text:span text:style-name="T6">ibreOffice Writer</text:span></text:p>
      <text:p text:style-name="P9"/>
      <text:p text:style-name="P10">Formato... Carácter... <text:span text:style-name="T3">Resalte</text:span></text:p>
      <text:p text:style-name="P11">Color verde claro 3</text:p>
      <text:p text:style-name="Standard"/>
      <text:p text:style-name="P15">Formato... Carácter... <text:span text:style-name="T3">Bordes</text:span></text:p>
      <text:p text:style-name="P17">Cuadrado. Separación 1mm</text:p>
      <text:p text:style-name="P17">Estilo de sombra bajo derecha rojo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2T20:26:28.764000000</meta:creation-date>
    <dc:date>2020-12-24T00:35:35.170000000</dc:date>
    <meta:editing-duration>PT6H13M16S</meta:editing-duration>
    <meta:editing-cycles>2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7" meta:word-count="61" meta:character-count="506" meta:non-whitespace-character-count="462"/>
  </office:meta>
</office:document-meta>
</file>